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418cm" fo:min-width="13.788cm"/>
    </style:style>
    <style:style style:name="gr2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956cm" fo:min-width="2.909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3" style:family="graphic" style:parent-style-name="standard">
      <style:graphic-properties svg:stroke-color="#ff0000" draw:textarea-horizontal-align="justify" draw:textarea-vertical-align="middle" draw:auto-grow-height="false" fo:min-height="1.02cm" fo:min-width="4.58cm"/>
    </style:style>
    <style:style style:name="gr4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956cm" fo:min-width="2.909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5" style:family="graphic" style:parent-style-name="standard">
      <style:graphic-properties svg:stroke-color="#81d41a" draw:textarea-horizontal-align="justify" draw:textarea-vertical-align="middle" draw:auto-grow-height="false" fo:min-height="0.702cm" fo:min-width="0.77cm"/>
    </style:style>
    <style:style style:name="gr6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956cm" fo:min-width="2.909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7" style:family="graphic" style:parent-style-name="standard">
      <style:graphic-properties svg:stroke-color="#c9211e" draw:textarea-horizontal-align="justify" draw:textarea-vertical-align="middle" draw:auto-grow-height="false" fo:min-height="0.702cm" fo:min-width="8.389cm"/>
      <style:paragraph-properties style:writing-mode="lr-tb"/>
    </style:style>
    <style:style style:name="gr8" style:family="graphic" style:parent-style-name="standard">
      <style:graphic-properties svg:stroke-color="#55308d" draw:textarea-horizontal-align="justify" draw:textarea-vertical-align="middle" draw:auto-grow-height="false" fo:min-height="0.703cm" fo:min-width="7.12cm"/>
      <style:paragraph-properties style:writing-mode="lr-tb"/>
    </style:style>
    <style:style style:name="gr9" style:family="graphic" style:parent-style-name="standard">
      <style:graphic-properties svg:stroke-color="#127622" draw:textarea-horizontal-align="justify" draw:textarea-vertical-align="middle" draw:auto-grow-height="false" fo:min-height="1.02cm" fo:min-width="2.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8cm" svg:height="6.668cm" svg:x="1.635cm" svg:y="3.222cm">
          <text:p/>
          <draw:enhanced-geometry svg:viewBox="0 0 21600 21600" draw:type="rectangle" draw:enhanced-path="M 0 0 L 21600 0 21600 21600 0 21600 0 0 Z N"/>
        </draw:custom-shape>
        <draw:custom-shape draw:name="Simple 1" draw:style-name="gr2" draw:text-style-name="P3" draw:layer="layout" svg:width="3.435cm" svg:height="1.241cm" svg:x="2.962cm" svg:y="8.014cm">
          <text:p text:style-name="P2"><text:span text:style-name="T1">The Front End</text:span></text:p>
          <text:p text:style-name="P2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1" draw:layer="layout" svg:width="5.08cm" svg:height="1.27cm" svg:x="2.27cm" svg:y="4.492cm">
          <text:p/>
          <draw:enhanced-geometry svg:viewBox="0 0 21600 21600" draw:type="rectangle" draw:enhanced-path="M 0 0 L 21600 0 21600 21600 0 21600 0 0 Z N"/>
        </draw:custom-shape>
        <draw:custom-shape draw:name="Simple 2" draw:style-name="gr4" draw:text-style-name="P3" draw:layer="layout" svg:width="3.435cm" svg:height="1.241cm" svg:x="2.905cm" svg:y="4.81cm">
          <text:p text:style-name="P2"><text:span text:style-name="T1">Equation box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1" draw:layer="layout" svg:width="1.27cm" svg:height="0.952cm" svg:x="7.667cm" svg:y="4.493cm">
          <text:p/>
          <draw:enhanced-geometry svg:viewBox="0 0 21600 21600" draw:type="rectangle" draw:enhanced-path="M 0 0 L 21600 0 21600 21600 0 21600 0 0 Z N"/>
        </draw:custom-shape>
        <draw:custom-shape draw:name="Simple 3" draw:style-name="gr6" draw:text-style-name="P3" draw:layer="layout" svg:width="3.435cm" svg:height="1.241cm" svg:x="9.255cm" svg:y="4.521cm">
          <text:p text:style-name="P2"><text:span text:style-name="T1">Graph Button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" draw:text-style-name="P1" draw:layer="layout" svg:width="8.889cm" svg:height="0.952cm" svg:x="1.953cm" svg:y="7.985cm">
          <text:p text:style-name="P1">Progress Ba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62cm" svg:height="0.953cm" svg:x="1.952cm" svg:y="6.715cm">
          <text:p text:style-name="P1">Text 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4cm" svg:height="1.27cm" svg:x="12.112cm" svg:y="7.032cm">
          <text:p text:style-name="P1">Graph color pick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7T10:26:08.549597229</meta:creation-date>
    <dc:date>2022-04-27T10:31:10.458059363</dc:date>
    <meta:editing-duration>PT5M2S</meta:editing-duration>
    <meta:editing-cycles>1</meta:editing-cycles>
    <meta:generator>LibreOffice/7.3.2.2$Linux_X86_64 LibreOffice_project/30$Build-2</meta:generator>
    <meta:document-statistic meta:object-count="9"/>
  </office:meta>
</office:document-meta>
</file>